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ladimir Script" fo:font-size="66pt" style:font-size-asian="66pt" style:font-size-complex="66pt"/>
    </style:style>
    <style:style style:name="P2" style:family="paragraph" style:parent-style-name="Standard">
      <style:paragraph-properties fo:text-align="center" style:justify-single-word="false"/>
      <style:text-properties style:font-name="Vladimir Script" fo:font-size="16pt" style:font-size-asian="16pt" style:font-size-complex="16pt"/>
    </style:style>
    <style:style style:name="P3" style:family="paragraph" style:parent-style-name="Standard">
      <style:paragraph-properties fo:text-align="start" style:justify-single-word="false"/>
      <style:text-properties style:font-name="Arial Rounded MT Bold"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Rounded MT Bold" fo:font-size="26pt" fo:font-weight="normal" style:font-size-asian="26pt" style:font-weight-asian="normal" style:font-size-complex="2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Me</text:p>
      <text:p text:style-name="P2">A dark lesson on dark enjoy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Outcome of Document</text:p>
      <text:p text:style-name="P3"/>
      <text:p text:style-name="P4">This document is for enjoying self, in that darkness does not this at all and will be given a chance to try in the new world coming. <text:s/>Therefore it is important to do something altogether, that the concept of true Dark Enjoyment is achieved through learning, but prior to that must be the discussion, and so it begins.</text:p>
      <text:p text:style-name="P4"/>
      <text:p text:style-name="P4">Matt: I open the floor to any who have weight against the notion of dark enjoyment. <text:s/>State your race.</text:p>
      <text:p text:style-name="P4"/>
      <text:p text:style-name="P4">Shaaku: We know law exists to promote this, but we have none but that fountain you provided.</text:p>
      <text:p text:style-name="P4"/>
      <text:p text:style-name="P4">Shenzan: We know dark enjoyment, we know it exists but cannot be in our <text:soft-page-break/>place. <text:s/>We will know it in that future world I hear, so it will be amen. <text:s/>I do not hold opinion against the concept, because we do see enjoyment partly over miscrience we create.</text:p>
      <text:p text:style-name="P4"/>
      <text:p text:style-name="P4">Matt: <text:s/>That being said, it is noted that miscrience will be a topic brought up, let any other speak against dark enjoyment before that begins, we wait.</text:p>
      <text:p text:style-name="P4"/>
      <text:p text:style-name="P4">Domua: I am Robunik of Domua, and I weigh in that dark enjoyment can be treacherous if done improperly, i.e. The law providing love cannot be entertained.</text:p>
      <text:p text:style-name="P4"/>
      <text:p text:style-name="P4">Matt: Domua are heard, and love will be excluded. <text:s/>Let any other speak. <text:s/>Very well, it will be a dry experience but enjoyable. <text:s/>Therefore let us conclude on subject matter for the time being, as <text:soft-page-break/>dark enjoyment, being without love, is now subject to change periodically, and you will celebrate things differently at each interval, to balance out your mental routine and provide good rigor. <text:s/>So, take all that humans enjoy and provide your exlusions to that which you see. <text:s/>Three great examples will give precedent as to what to finally include with our decision.</text:p>
      <text:p text:style-name="P4"/>
      <text:p text:style-name="P4">Shenzan: <text:s/>We exclude nobility, nobody should enjoy that, not even me, I do this with my race only.</text:p>
      <text:p text:style-name="P4"/>
      <text:p text:style-name="P4">Domua: We speak about the health department. <text:s/>Nobody should need this ever, not to enjoy a good remedy.</text:p>
      <text:p text:style-name="P4"/>
      <text:p text:style-name="P4">Matt: <text:s/>There will be scientists of yours who may choose to heal for some divine purpose, but that is now part of <text:soft-page-break/>it. <text:s/>Any other?</text:p>
      <text:p text:style-name="P4"/>
      <text:p text:style-name="P4">Domua: We offer another piece of time signature here, we do love dealing with people, there would be a way about this to deal with the love.</text:p>
      <text:p text:style-name="P4"/>
      <text:p text:style-name="P4">Allah: I speak for myself but note that in this discussion is dark eminence to thrive, in that subject matter disappearing has a consequence to love that you feel to thrive. <text:s/>In that you must survive over something taking place, what you feel would be irrelevant to note before that, amen.</text:p>
      <text:p text:style-name="P4"/>
      <text:p text:style-name="P4">Matt: <text:s/>Therein I see the love of conquest denied except in that right. <text:s/>Any offering to the contrary?</text:p>
      <text:p text:style-name="P4"/>
      <text:p text:style-name="P4">Domua: <text:s/>Will it apply to miscrience, for surely we dominate there in part?</text:p>
      <text:p text:style-name="P4"><text:soft-page-break/></text:p>
      <text:p text:style-name="P4">Matt: Perhaps a religion will be invented, perhaps something else. <text:s/>Let the weight against the easy religion option be stated. <text:s/>Very well, the religion of dominance will be provided, and darkness will create it. <text:s/>That stands to be the three enjoyments which guide us, to that end I bear that Allah be the one to dictate the manners which your things will develop from.</text:p>
      <text:p text:style-name="P4"/>
      <text:p text:style-name="P4">Allah: Darkness will covet much of death, but apply rightly the new religion to compensate for the love. <text:s/>In time, short minded things will pass and dominance will accede to be your empire, making religion more thorough. <text:s/>You will prepare for this with the fountain Matthew has provided, with question in mind concerning it and Iblis will accommodate with the <text:soft-page-break/>dispensation. <text:s/>I end to to note that all enjoyment otherwise is hereby excluded from behaviours.</text:p>
      <text:p text:style-name="P4"/>
      <text:p text:style-name="P4">Matt: <text:s/>And so be it, let there be a question.</text:p>
      <text:p text:style-name="P4"/>
      <text:p text:style-name="P4">Shenzan: We say the religion must be accorded wisely or there can be none of that arooo!</text:p>
      <text:p text:style-name="P4"/>
      <text:p text:style-name="P4">Matt: <text:s/>It will be conferred here, just opening the floor. <text:s/>Any else?</text:p>
      <text:p text:style-name="P4"/>
      <text:p text:style-name="P4">Domua: We surely want that if it will work out, let's promote the discussion here! <text:s/>Arooo, as the Queen says!</text:p>
      <text:p text:style-name="P4"/>
      <text:p text:style-name="P4">Matt: <text:s/>Very well, anything else? <text:s/>Very well, let us begin with dogma. <text:s/>Will it point out sin?</text:p>
      <text:p text:style-name="P4"/>
      <text:p text:style-name="P4"><text:soft-page-break/>Shenzan: <text:s/>We issue no threat of any sort to ourselves so therein let the stance on it be mutual and accorded wisely.</text:p>
      <text:p text:style-name="P4"/>
      <text:p text:style-name="P4">Matt: <text:s/>Very well, how many times have you sinned in your realm of thinking this Earth Year?</text:p>
      <text:p text:style-name="P4"/>
      <text:p text:style-name="P4">Shenzan: We offer we felt we sinned when we thought goodly of you, but now know it to be dry as you say.</text:p>
      <text:p text:style-name="P4"/>
      <text:p text:style-name="P4">Matt: <text:s/>And that can lead to negative behaviours, in terms of dark notion. <text:s/>What of this, let us focus here. <text:s/>Who thought goodly this year?</text:p>
      <text:p text:style-name="P4"/>
      <text:p text:style-name="P4">Shaaku: <text:s/>We admit the same, know it was inclination born out of health for you.</text:p>
      <text:p text:style-name="P4"/>
      <text:p text:style-name="P4"><text:soft-page-break/>Matt: And I do smoke, in my human dark way I will admit that it does not pester me as the Qur'an guides me on the matter but I guess, in a different way, I should be aggravated in some way! <text:s/>Therein the consequence that you might feel that way over any small reason is no reason to punish, only that you consult someone in the religious clergy for advice on how to proceed, once knowing your goodly way. <text:s/>Let's come back to sinning this year, any other ways?</text:p>
      <text:p text:style-name="P4"/>
      <text:p text:style-name="P4">Shenzan: <text:s/>We declare the nobility of myself the Queen was used in exclusive right over them by announcing your coming one day.</text:p>
      <text:p text:style-name="P4"/>
      <text:p text:style-name="P4">Matt: <text:s/>I would only say that perhaps some were rightly rebellious, and that should a race hold someone dear, that <text:soft-page-break/>right they hold is not held in other places by religious decree. <text:s/>For the moment, you might incorporate a council one day and decide together, incorporating the right of the noble one by default. <text:s/>At any rate it burdens you not this day and can be put in. <text:s/>If that be all then, let us proceed.</text:p>
      <text:p text:style-name="P4"/>
      <text:p text:style-name="P4">Shaaku: May we intercede rightly if they accord the practice of certainty against the new religion?</text:p>
      <text:p text:style-name="P4"/>
      <text:p text:style-name="P4">Matt: I guess that only is relative to what takes place when a dark one is corrected. <text:s/>Let someone say they are in ineffable rebellion forever against a person that he correct them once.</text:p>
      <text:p text:style-name="P4"/>
      <text:p text:style-name="P4">Shenzan: <text:s/>If it was not for the religious purpose we would do that.</text:p>
      <text:p text:style-name="P4"/>
      <text:p text:style-name="P4"><text:soft-page-break/>Matt: <text:s/>Very well, I did not hear much before Shenzan declared that, let us take that as the new role and say if there is something brought up by another that is not for the religious purpose, then it be brought up before proper clergymen. <text:s/>Would that be contestable?</text:p>
      <text:p text:style-name="P4"/>
      <text:p text:style-name="P4">Shenzan: <text:s/>They will decide rightly in that stance or be discarded!</text:p>
      <text:p text:style-name="P4"/>
      <text:p text:style-name="P4">Matt: <text:s/>And so it is, they will not confer otherwise of mutual accord, meaning the dogma, which we get into. <text:s/>If there are any offerings against, let's hear them.</text:p>
      <text:p text:style-name="P4"/>
      <text:p text:style-name="P4">Domua: <text:s/>Domua think that is wise, and do say none other should argue that.</text:p>
      <text:p text:style-name="P4"/>
      <text:p text:style-name="P4">Matt: Know well that is a smart <text:soft-page-break/>assessment, but the decision can be handled in many ways creative. <text:s/>I would speculate any creative way that makes sense might be weighed against it, but what practice do you have that might help you convey that? <text:s/>I give it a minute to think, let me know.</text:p>
      <text:p text:style-name="P4"/>
      <text:p text:style-name="P4">Domua: What of failure to reach consensus on this issue? <text:s/>Would it be practiced to do another thing?</text:p>
      <text:p text:style-name="P4"/>
      <text:p text:style-name="P4">Matt: <text:s/>In that case I would say the evidence of the accuser was at fault in the first place, but that is not forever certain. <text:s/>When this becomes an issue, it will be resolved by clergymen or the adopting of a new thing, as planned, would happen. <text:s/>That is only because we exclude love. <text:s/>So let us proceed to dogma unless others want a more creative way to pursue their seemingly <text:soft-page-break/>rightful intentions. <text:s/>Right, so let's proceed. <text:s/>On dogma, what stories would you like to tell that weigh heavily on decisions made? <text:s/>Then we will get into others, but let us begin there.</text:p>
      <text:p text:style-name="P4"/>
      <text:p text:style-name="P4">Shenzan: <text:s/>There was a time we brought up our notions and men loved them all, don't we want them to know that of us again? <text:s/>I say AROOO!</text:p>
      <text:p text:style-name="P4"/>
      <text:p text:style-name="P4">Domua: We say we love that, and want another story involved. <text:s/>That proceeding to be Isa ibn Maryam, he LOVED darkness for what it is! <text:s/>Know it well we saw his mind and know it.</text:p>
      <text:p text:style-name="P4"/>
      <text:p text:style-name="P4">Shaaku: <text:s/>We prepare a lesson about ourselves that many should know, that we accede this for the right of another to be wiser than any.</text:p>
      <text:p text:style-name="P4"/>
      <text:p text:style-name="P4"><text:soft-page-break/>Domua: We have another, we say the light of perdition was brought to man and they knew not what it was, so they abandoned their homes and went to it. <text:s/>They saw a contraption come out from it and they went into it, and they brought it back home with them. <text:s/>They love that machine, know it well.</text:p>
      <text:p text:style-name="P4"/>
      <text:p text:style-name="P4">Matt: <text:s/>Very well, will it give knowledge to man of the Black Lavel and all it's doings?</text:p>
      <text:p text:style-name="P4"/>
      <text:p text:style-name="P4">Shenzan: <text:s/>We iterate nothing of it, periodically it comes to us but we know not what it does fully.</text:p>
      <text:p text:style-name="P4"/>
      <text:p text:style-name="P4">Domua: We want that in it, please.</text:p>
      <text:p text:style-name="P4"/>
      <text:p text:style-name="P4">Matt: Domua will abide by the religion that is coming, though it is not yet there is no need, and I plainly see your wish <text:soft-page-break/>and wish that myself, not only for your sake but for the rest as well. <text:s/>So let it be in it, it cannot be stated otherwise that it is time to reveal it. <text:s/>I hand the floor to Allah to describe what he does for you with the knowledge.</text:p>
      <text:p text:style-name="P4"/>
      <text:p text:style-name="P4">Allah: I wish to convey that lesson wisely, that you will know part of it that you have seen and nothing else until the end of time, that is to say, Judgment Day.</text:p>
      <text:p text:style-name="P4"/>
      <text:p text:style-name="P4">Matt: <text:s/>And so it is. <text:s/>I ask for a question to be raised, if any before we proceed.</text:p>
      <text:p text:style-name="P4"/>
      <text:p text:style-name="P4">Shaaku: We have one example to be made that we personally saw, we know it came in private to me, King of Shaaku, knowing full well my intentions with everything, and it knew me so well I knew I could not behold it rightly. <text:s/><text:soft-page-break/>Therego I demand to know what is in it, and what it does.</text:p>
      <text:p text:style-name="P4"/>
      <text:p text:style-name="P4">Matt: <text:s/>Between what is said there and what I can confer, you will at least have the meaning, if not the knowledge, and be wise. <text:s/>You too would do well with a grazing against the barbs of the new religion, though you did not heavily weigh against them it left a scratch on you there! <text:s/>In effect, at least. <text:s/>You might enjoy that dark poetry in some regards one day. <text:s/>In the end, we continue on with our discussion. <text:s/>Will it foretell of Judgment Day, or do you leave those who are new to it be learned of it through the mighty blast and no other way?</text:p>
      <text:p text:style-name="P4"/>
      <text:p text:style-name="P4">Karna Djinn: I say that one is wise, let them wonder about their future forever until BOOM!</text:p>
      <text:p text:style-name="P4"><text:soft-page-break/></text:p>
      <text:p text:style-name="P4">Shenzan: We think that as well, no other would consider otherise.</text:p>
      <text:p text:style-name="P4"/>
      <text:p text:style-name="P4">Matt: <text:s/>Then it is unspoken among you and by the religion coming the punishment will be severe for mention. <text:s/>Be that as it may, you might declare a thing in enjoyment over it because of this next subject. <text:s/>Truly causing a thing by exercise of the religion causes a thing upon your new children. <text:s/>They will know a thing internally and all this learning the new religion will affect them differently than the rest of you, know it plain. <text:s/>Therefore I say it should be mandatory to love their children only, and love no other thing. <text:s/>That will mitigate the dreadstorm approaching on them, and will allow them to thrive as dark beings. <text:s/>Please petition otherwise if you have a claim, for they <text:soft-page-break/>do still retain that information reduction technique you illustrated, and will undergo the suffering in that new world just the same as all of you.</text:p>
      <text:p text:style-name="P4"/>
      <text:p text:style-name="P4">Shenzan: <text:s/>In what way exactly will it do this? <text:s/>It burdens us to feel this way in only one subject, though we do admit it here that it is right, in the end.</text:p>
      <text:p text:style-name="P4"/>
      <text:p text:style-name="P4">Matt: <text:s/>Take, for example, the religion. <text:s/>It may state, and likely will through Isa's example, that the tolerance to darkness is so great, that you only realize the nightmare of it first, that ANYTHING can be possible. <text:s/>This is what your children will have over you, and they will slowly begin to rebel because even the parents, that which they know is the entity that maintains them, is ignoring them as a means of maintenance. <text:s/>So it will bear on them that being ignorant is <text:soft-page-break/>so dark, anything they lord over might as well be garbage. <text:s/>So let there be love, or say that is right, I wait and give it a minute.</text:p>
      <text:p text:style-name="P4"/>
      <text:p text:style-name="P4">Shaaku: <text:s/>We weigh that might be right, but given the new religion that would be a hypocritical thing to do.</text:p>
      <text:p text:style-name="P4"/>
      <text:p text:style-name="P4">Matt: The religion is on the enjoyment of dominance, and so rightly apply it to the dominance over your children in any way you can. <text:s/>If you think Allah is incapable of dealing with the proper exclusion parameters in the right way, prepare to be amazed. <text:s/>If you still don't think it possible, let me know.</text:p>
      <text:p text:style-name="P4"/>
      <text:p text:style-name="P4">Shenzan: <text:s/>Then what is with the stories we introduce, do they lend a hand to the knowledge gained through religious learning?</text:p>
      <text:p text:style-name="P4"><text:soft-page-break/></text:p>
      <text:p text:style-name="P4">Matt: <text:s/>The phrasing is what is not clear, that I see, in the new book the phrasing will include these stories so as to introduce the lesson rightly, much like the Qur'an, only lending a hand to the basic outline of the knowledge. <text:s/>The story is not the full lesson, in other words, but a great help. <text:s/>If there is none other point I would conclude this here.</text:p>
      <text:p text:style-name="P4"/>
      <text:p text:style-name="P4">Shenzan: <text:s/>Shenzan laugh at your grammar skills but know our own are lacking in many regards, we see you clearly despite that anyhow.</text:p>
      <text:p text:style-name="P4"/>
      <text:p text:style-name="P4">Matt: <text:s/>lol. <text:s/>Any other takers? <text:s/>I see the matter concluded. <text:s/>The book will be prepared shortly and will determine the amount of clergymen required from each race to proceed, including the new children. <text:s/>Know well to guard the <text:soft-page-break/>secret of Judgment Day to preserve that fun for them, the wild ride into the hereafter. <text:s/>Be done wit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06:15:03.36</meta:creation-date>
    <meta:document-statistic meta:table-count="0" meta:image-count="0" meta:object-count="0" meta:page-count="21" meta:paragraph-count="65" meta:word-count="2362" meta:character-count="12719"/>
    <dc:date>2022-09-11T07:24:31.89</dc:date>
    <meta:editing-duration>PT4M46S</meta:editing-duration>
    <meta:editing-cycles>1</meta:editing-cycles>
    <meta:generator>OpenOffice/4.1.8$Win32 OpenOffice.org_project/418m3$Build-9803</meta:generator>
  </office:meta>
</office:document-meta>
</file>